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42cm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Times New Roman'" style:font-family-generic="roman" style:font-pitch="variable" fo:font-size="20pt" fo:font-weight="bold" style:font-family-asian="Symbol" style:font-style-name-asian="Normal" style:font-charset-asian="x-symbol" style:font-size-asian="20pt" style:font-weight-asian="bold" style:font-family-complex="Symbol" style:font-style-name-complex="Normal" style:font-charset-complex="x-symbol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frame draw:style-name="gr1" draw:text-style-name="P2" draw:layer="layout" svg:width="11.56cm" svg:height="2.008cm" svg:x="3.729cm" svg:y="0.017cm">
            <draw:text-box>
              <text:p text:style-name="P1"><text:span text:style-name="T1">CHAINING</text:span></text:p>
              <text:p text:style-name="P1"><text:span text:style-name="T2">of the matrix</text:span></text:p>
            </draw:text-box>
          </draw:frame>
          <draw:frame draw:style-name="gr1" draw:text-style-name="P2" draw:layer="layout" svg:width="11.56cm" svg:height="2.008cm" svg:x="3.639cm" svg:y="4.468cm">
            <draw:text-box>
              <text:p text:style-name="P1"><text:span text:style-name="T1">BUILDING</text:span></text:p>
              <text:p text:style-name="P1"><text:span text:style-name="T2">the matrix</text:span></text:p>
            </draw:text-box>
          </draw:frame>
          <draw:frame draw:style-name="gr1" draw:text-style-name="P2" draw:layer="layout" svg:width="8.076cm" svg:height="2.008cm" svg:x="0.061cm" svg:y="9.248cm">
            <draw:text-box>
              <text:p text:style-name="P1"><text:span text:style-name="T1">SOLUTION</text:span></text:p>
              <text:p text:style-name="P1"><text:span text:style-name="T2">with the solver Y12M</text:span></text:p>
            </draw:text-box>
          </draw:frame>
          <draw:frame draw:style-name="gr1" draw:text-style-name="P2" draw:layer="layout" svg:width="8.858cm" svg:height="2.008cm" svg:x="10.073cm" svg:y="9.217cm">
            <draw:text-box>
              <text:p text:style-name="P1"><text:span text:style-name="T1">UPDATE</text:span></text:p>
              <text:p text:style-name="P1"><text:span text:style-name="T2">of the solution (</text:span><text:span text:style-name="T3">Z,Q)</text:span></text:p>
            </draw:text-box>
          </draw:frame>
          <draw:custom-shape draw:style-name="gr2" draw:text-style-name="P1" draw:layer="layout" svg:width="1.593cm" svg:height="2.165cm" svg:x="8.709cm" svg:y="2.13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1.593cm" svg:height="2.165cm" draw:transform="rotate (-0.804422252244186) translate (5.674cm 6.19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1.593cm" svg:height="2.165cm" draw:transform="rotate (-2.41396488843336) translate (14.638cm 7.827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1.593cm" svg:height="2.165cm" draw:transform="rotate (1.57952297305487) translate (8.37cm 10.669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3" draw:text-style-name="P1" draw:layer="layout" svg:width="17.197cm" svg:height="7.006cm" svg:x="0.53cm" svg:y="4.361cm">
            <text:p/>
          </draw:rect>
          <draw:frame draw:style-name="gr4" draw:text-style-name="P3" draw:layer="layout" svg:width="5.858cm" svg:height="1.051cm" svg:x="0.412cm" svg:y="3.399cm">
            <draw:text-box>
              <text:p><text:span text:style-name="T2">Temporal loop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2T15:09:17.42</meta:creation-date>
    <dc:date>2012-10-16T10:07:57.99</dc:date>
    <meta:editing-duration>PT00H11M17S</meta:editing-duration>
    <meta:editing-cycles>3</meta:editing-cycles>
    <meta:generator>LibreOffice/3.4$Win32 LibreOffice_project/340m1$Build-402</meta:generator>
    <meta:document-statistic meta:object-count="11"/>
  </office:meta>
</office:document-meta>
</file>